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USE CASE Projet</text:p>
      <text:p text:style-name="Normal"/>
      <text:p text:style-name="P2">Package gestion système :</text:p>
      <text:p text:style-name="Normal">Créez, modifier et supprimer les articles</text:p>
      <text:p text:style-name="Normal">Créez, modifier et supprimer les catégories d’article</text:p>
      <text:p text:style-name="Normal">Ajouter des marchandises en stock.</text:p>
      <text:p text:style-name="Normal">Consulter le stock, le prix des ventes.</text:p>
      <text:p text:style-name="Normal">Consulter l’historique des ventes.</text:p>
      <text:p text:style-name="Normal">Consulter les ventes faites dans une date donnée.</text:p>
      <text:p text:style-name="Normal">(Encoder les informations d’un client)</text:p>
      <text:p text:style-name="Normal"/>
      <text:p text:style-name="P3">Package Vente :</text:p>
      <text:p text:style-name="Normal">Effectuer des ventes.</text:p>
      <text:p text:style-name="Normal">Imprimer un ticket de caisse ou facture</text:p>
      <text:p text:style-name="Normal">Ajout dans l’historique</text:p>
      <text:p text:style-name="Normal"/>
      <text:p text:style-name="P4">Package login :</text:p>
      <text:p text:style-name="Normal">Connexion puis attribution du rôle a l’utilisateur</text:p>
      <text:p text:style-name="Normal">Un admin pourra ajouter un utilisateur<text:s/></text:p>
      <text:p text:style-name="Normal">Changer le statut d’un membre d’actif a inactif (ou l’inverse)</text:p>
      <text:p text:style-name="Normal">(Changer le rôle d’un membre)</text:p>
      <text:p text:style-name="Normal"/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sad-Sükrü CELIK la218697</meta:initial-creator>
    <dc:creator>Esad-Sükrü CELIK la218697</dc:creator>
    <meta:creation-date>2023-02-03T10:34:00Z</meta:creation-date>
    <dc:date>2023-02-03T11:06:00Z</dc:date>
    <meta:template xlink:href="Normal" xlink:type="simple"/>
    <meta:editing-cycles>14</meta:editing-cycles>
    <meta:editing-duration>PT1020S</meta:editing-duration>
    <meta:document-statistic meta:page-count="1" meta:paragraph-count="1" meta:word-count="99" meta:character-count="643" meta:row-count="4" meta:non-whitespace-character-count="545"/>
  </office:meta>
</office:document-meta>
</file>